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8pt" fo:font-weight="normal" fo:background-color="transparent" style:font-name-asian="Courier New" style:font-size-asian="8pt" style:font-name-complex="Courier New" style:font-size-complex="8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8pt" style:text-underline-style="solid" style:text-underline-width="auto" style:text-underline-color="font-color" fo:font-weight="bold" fo:background-color="transparent" style:font-name-asian="Courier New" style:font-size-asian="8pt" style:font-weight-asian="bold" style:font-name-complex="Courier New" style:font-size-complex="8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size="8pt" style:font-size-asian="8pt" style:font-size-complex="8pt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2" style:family="text">
      <style:text-properties style:use-window-font-color="true" style:font-name="Courier New" fo:font-size="11pt" fo:font-weight="normal" fo:background-color="#ffff00" style:font-name-asian="Courier New" style:font-name-complex="Courier New"/>
    </style:style>
    <style:style style:name="T3" style:family="text">
      <style:text-properties style:use-window-font-color="true" style:font-name="Courier New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ourier New" style:font-name-complex="Courier New"/>
    </style:style>
    <style:style style:name="T4" style:family="text">
      <style:text-properties style:use-window-font-color="true" style:font-name="Courier New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name-complex="Courier New"/>
    </style:style>
    <style:style style:name="T5" style:family="text">
      <style:text-properties style:use-window-font-color="true" style:font-name="Courier New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ourier New" style:font-name-complex="Courier New"/>
    </style:style>
    <style:style style:name="T6" style:family="text">
      <style:text-properties style:use-window-font-color="true" style:font-name="Courier New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Courier New" style:font-name-complex="Courier New"/>
    </style:style>
    <style:style style:name="T7" style:family="text">
      <style:text-properties style:use-window-font-color="true" style:font-name="Courier New" fo:font-weight="normal" fo:background-color="transparent" style:font-name-asian="Courier New" style:font-name-complex="Courier New"/>
    </style:style>
    <style:style style:name="T8" style:family="text">
      <style:text-properties style:use-window-font-color="true" style:font-name="Courier New" fo:font-weight="normal" fo:background-color="#ffff00" style:font-name-asian="Courier New" style:font-name-complex="Courier New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f00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5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diction in Bold, Winners Highlighted.</text:p>
      <text:p text:style-name="P4"><text:span text:style-name="T5">Pittsburgh Steelers</text:span><text:span text:style-name="T7"> <text:s/>vs. </text:span><text:span text:style-name="T8">Baltimore Ravens</text:span></text:p>
      <text:p text:style-name="P2">[ 0.77984029 <text:s/>0.19148077]</text:p>
      <text:p text:style-name="P4"><text:span text:style-name="T7">Miami Dolphins <text:s/>vs. </text:span><text:span text:style-name="T6">Buffalo Bills</text:span></text:p>
      <text:p text:style-name="P2">[ 0.15594944 <text:s/>0.80196439]</text:p>
      <text:p text:style-name="P4"><text:span text:style-name="T8">Cincinnati Bengals</text:span><text:span text:style-name="T7"> <text:s/>vs. </text:span><text:span text:style-name="T5">Atlanta Falcons</text:span></text:p>
      <text:p text:style-name="P2">[ 0.22961521 <text:s/>0.78056906]</text:p>
      <text:p text:style-name="P4"><text:span text:style-name="T5">New Orleans Saints</text:span><text:span text:style-name="T7"> <text:s/>vs. </text:span><text:span text:style-name="T8">Cleveland Browns</text:span></text:p>
      <text:p text:style-name="P2">[ 0.65925099 <text:s/>0.3499867 ]</text:p>
      <text:p text:style-name="P4"><text:span text:style-name="T8">Dallas Cowboys</text:span><text:span text:style-name="T7"> <text:s/>vs. </text:span><text:span text:style-name="T5">Tennessee Titans</text:span></text:p>
      <text:p text:style-name="P2">[ 0.44145326 <text:s/>0.61684688]</text:p>
      <text:p text:style-name="P4"><text:span text:style-name="T6">New England Patriots</text:span><text:span text:style-name="T8"> <text:s/></text:span><text:span text:style-name="T7">vs. Minnesota Vikings</text:span></text:p>
      <text:p text:style-name="P2">[ 1.0237704 <text:s text:c="2"/>0.01964855]</text:p>
      <text:p text:style-name="P4"><text:span text:style-name="T6">Arizona Cardinals</text:span><text:span text:style-name="T8"> <text:s/></text:span><text:span text:style-name="T7">vs. New York Giants</text:span></text:p>
      <text:p text:style-name="P2">[ 0.61342114 <text:s/>0.38698446]</text:p>
      <text:p text:style-name="P4"><text:span text:style-name="T6">Washington Redskins</text:span><text:span text:style-name="T8"> <text:s/></text:span><text:span text:style-name="T7">vs. Jacksonville Jaguars</text:span></text:p>
      <text:p text:style-name="P2">[ 0.97621823 <text:s/>0.03545252]</text:p>
      <text:p text:style-name="P4"><text:span text:style-name="T7">Detroit Lions <text:s/>vs. </text:span><text:span text:style-name="T6">Carolina Panthers</text:span></text:p>
      <text:p text:style-name="P2">[ 0.14665329 <text:s/>0.75544606]</text:p>
      <text:p text:style-name="P4"><text:span text:style-name="T8">San Diego Chargers <text:s/></text:span><text:span text:style-name="T7">vs. </text:span><text:span text:style-name="T5">Seattle Seahawks</text:span></text:p>
      <text:p text:style-name="P2">[-0.88985988 <text:s/>1.80141477]</text:p>
      <text:p text:style-name="P4"><text:span text:style-name="T6">St. Louis Rams</text:span><text:span text:style-name="T7"> <text:s/>vs. Tampa Bay Buccaneers</text:span></text:p>
      <text:p text:style-name="P2">[ 0.65202527 <text:s/>0.28425636]</text:p>
      <text:p text:style-name="P4"><text:span text:style-name="T6">Denver Broncos</text:span><text:span text:style-name="T7"> <text:s/>vs. Kansas City Chiefs</text:span></text:p>
      <text:p text:style-name="P2">[ 0.92239287 <text:s/>0.09618135]</text:p>
      <text:p text:style-name="P4"><text:span text:style-name="T8">Green Bay Packers <text:s/></text:span><text:span text:style-name="T7">vs. </text:span><text:span text:style-name="T5">New York Jets</text:span></text:p>
      <text:p text:style-name="P2">[ 0.38447081 <text:s/>0.48696089]</text:p>
      <text:p text:style-name="P4"><text:span text:style-name="T5">Oakland Raiders</text:span><text:span text:style-name="T7"> <text:s/>vs. </text:span><text:span text:style-name="T8">Houston Texans</text:span></text:p>
      <text:p text:style-name="P2">[ 0.59362315 <text:s/>0.40981083]</text:p>
      <text:p text:style-name="P4"><text:span text:style-name="T7">Chicago Bears <text:s/>vs. </text:span><text:span text:style-name="T5">San Francisco 49ers</text:span></text:p>
      <text:p text:style-name="P2">[ 0.38533812 <text:s/>0.59205718]</text:p>
      <text:p text:style-name="P4"><text:span text:style-name="T7">Philadelphia Eagles <text:s/>vs. </text:span><text:span text:style-name="T5">Indianapolis Colts</text:span></text:p>
      <text:p text:style-name="P2">[ 0.38419232 <text:s/>0.65895951]</text:p>
      <text:p text:style-name="P1"/>
      <text:p text:style-name="P3">7-7</text:p>
      <text:p text:style-name="P3">4-1 @ &gt;80%</text:p>
      <text:p text:style-name="P1"/>
      <text:p text:style-name="P2"><text:span text:style-name="T13">Pittsburgh Steelers</text:span> <text:s/>vs. <text:span text:style-name="T15">Baltimore Ravens</text:span></text:p>
      <text:p text:style-name="P2">[ 0.53470246 <text:s/>0.49272871]</text:p>
      <text:p text:style-name="P2">Miami Dolphins <text:s/>vs. <text:span text:style-name="T14">Buffalo Bills</text:span></text:p>
      <text:p text:style-name="P2">[ 0.2311017 <text:s text:c="2"/>0.79429674]</text:p>
      <text:p text:style-name="P2"><text:span text:style-name="T14">Cincinnati Bengals</text:span> <text:s/>vs. Atlanta Falcons</text:p>
      <text:p text:style-name="P2">[ 0.65581893 <text:s/>0.47122813]</text:p>
      <text:p text:style-name="P2">New Orleans Saints <text:s/>vs. <text:span text:style-name="T14">Cleveland Browns</text:span></text:p>
      <text:p text:style-name="P2">[ 0.38848383 <text:s/>0.44838157]</text:p>
      <text:p text:style-name="P2"><text:span text:style-name="T14">Dallas Cowboys</text:span> <text:s/>vs. Tennessee Titans</text:p>
      <text:p text:style-name="P2">[ 0.55594707 <text:s/>0.36032927]</text:p>
      <text:p text:style-name="P2"><text:span text:style-name="T14">New England Patriots</text:span> <text:s/>vs. Minnesota Vikings</text:p>
      <text:p text:style-name="P2">[ 0.97259748 <text:s/>0.0650957 ]</text:p>
      <text:p text:style-name="P2"><text:span text:style-name="T14">Arizona Cardinals </text:span><text:s/>vs. New York Giants</text:p>
      <text:p text:style-name="P2">[ 0.78716727 <text:s/>0.14215173]</text:p>
      <text:p text:style-name="P2"><text:span text:style-name="T14">Washington Redskins</text:span> <text:s/>vs. Jacksonville Jaguars</text:p>
      <text:p text:style-name="P2">[ 1.1578186 <text:s/>-0.07082648]</text:p>
      <text:p text:style-name="P2"><text:span text:style-name="T13">Detroit Lions</text:span> <text:s/>vs. <text:span text:style-name="T15">Carolina Panthers</text:span></text:p>
      <text:p text:style-name="P2">[ 0.63532732 <text:s/>0.35127544]</text:p>
      <text:p text:style-name="P2"><text:span text:style-name="T15">San Diego Chargers </text:span><text:s/>vs. <text:span text:style-name="T13">Seattle Seahawks</text:span></text:p>
      <text:p text:style-name="P2">[-0.13712798 <text:s/>1.00634878]</text:p>
      <text:p text:style-name="P2"><text:span text:style-name="T14">St. Louis Rams</text:span> <text:s/>vs. Tampa Bay Buccaneers</text:p>
      <text:p text:style-name="P2">[ 0.62276162 <text:s/>0.37862288]</text:p>
      <text:p text:style-name="P2"><text:span text:style-name="T14">Denver Broncos</text:span> <text:s/>vs. Kansas City Chiefs</text:p>
      <text:p text:style-name="P2">[ 0.9458638 <text:s text:c="2"/>0.05522267]</text:p>
      <text:p text:style-name="P2"><text:span text:style-name="T14">Green Bay Packer</text:span><text:span text:style-name="T13">s</text:span> <text:s/>vs. New York Jets</text:p>
      <text:p text:style-name="P2">[ 0.60093135 <text:s/>0.2755203 ]</text:p>
      <text:p text:style-name="P2"><text:span text:style-name="T13">Oakland Raiders</text:span> <text:s/>vs. <text:span text:style-name="T15">Houston Texans</text:span></text:p>
      <text:p text:style-name="P2">[ 0.58710203 <text:s/>0.40028267]</text:p>
      <text:p text:style-name="P2">Chicago Bears <text:s/>vs. <text:span text:style-name="T13">San Francisco 49ers</text:span></text:p>
      <text:p text:style-name="P2">[ 0.37093088 <text:s/>0.70173418]</text:p>
      <text:p text:style-name="P2"><text:span text:style-name="T13">Philadelphia Eagles </text:span><text:s/>vs. Indianapolis Colts</text:p>
      <text:p text:style-name="P2">[ 0.64023231 <text:s/>0.39508439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7" meta:word-count="286" meta:character-count="2095"/>
    <dc:date>2014-09-14T19:58:47.21</dc:date>
    <meta:editing-duration>PT13M5S</meta:editing-duration>
    <meta:editing-cycles>1</meta:editing-cycles>
    <meta:generator>OpenOffice/4.1.1$Win32 OpenOffice.org_project/411m6$Build-9775</meta:generator>
  </office:meta>
</office:document-meta>
</file>